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42cm" svg:stroke-color="#000000" draw:marker-start-width="0.3cm" draw:marker-start-center="false" draw:marker-end-width="0.3cm" draw:marker-end-center="false" draw:fill="none" draw:fill-color="#ffffff" draw:auto-grow-height="true" draw:auto-grow-width="true" fo:min-height="0.13cm" fo:min-width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03cm" draw:marker-start-center="false" draw:marker-end-width="0.0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42cm" svg:stroke-color="#000000" draw:marker-start-width="0.3cm" draw:marker-start-center="false" draw:marker-end-width="0.3cm" draw:marker-end-center="false" draw:fill="none" draw:fill-color="#ffffff" draw:auto-grow-height="true" draw:auto-grow-width="true" fo:min-height="0.13cm" fo:min-width="0.63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42cm" svg:stroke-color="#000000" draw:marker-start-width="0.3cm" draw:marker-start-center="false" draw:marker-end-width="0.3cm" draw:marker-end-center="false" draw:fill="none" draw:fill-color="#ffffff" draw:auto-grow-height="true" draw:auto-grow-width="true" fo:min-height="0.13cm" fo:min-width="0.072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42cm" svg:stroke-color="#000000" draw:marker-start-width="0.3cm" draw:marker-start-center="false" draw:marker-end-width="0.3cm" draw:marker-end-center="false" draw:fill="none" draw:fill-color="#ffffff" draw:auto-grow-height="true" draw:auto-grow-width="true" fo:min-height="0.13cm" fo:min-width="0.27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.42cm" svg:stroke-color="#000000" draw:marker-start-width="0.3cm" draw:marker-start-center="false" draw:marker-end-width="0.3cm" draw:marker-end-center="false" draw:fill="none" draw:fill-color="#ffffff" draw:auto-grow-height="true" draw:auto-grow-width="true" fo:min-height="0.13cm" fo:min-width="0.146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18cm" svg:height="0.624cm" svg:x="8.133cm" svg:y="12.347cm">
            <draw:text-box>
              <text:p text:style-name="P1"><text:span text:style-name="T1">A</text:span></text:p>
            </draw:text-box>
          </draw:frame>
          <draw:frame draw:style-name="gr1" draw:text-style-name="P2" draw:layer="layout" svg:width="0.722cm" svg:height="0.624cm" svg:x="13.812cm" svg:y="13.323cm">
            <draw:text-box>
              <text:p text:style-name="P1"><text:span text:style-name="T1">C</text:span></text:p>
            </draw:text-box>
          </draw:frame>
          <draw:frame draw:style-name="gr1" draw:text-style-name="P2" draw:layer="layout" svg:width="0.748cm" svg:height="0.624cm" svg:x="14.985cm" svg:y="15.611cm">
            <draw:text-box>
              <text:p text:style-name="P1"><text:span text:style-name="T1">D</text:span></text:p>
            </draw:text-box>
          </draw:frame>
          <draw:frame draw:style-name="gr1" draw:text-style-name="P2" draw:layer="layout" svg:width="0.748cm" svg:height="0.624cm" svg:x="6.42cm" svg:y="16.149cm">
            <draw:text-box>
              <text:p text:style-name="P1"><text:span text:style-name="T1">G</text:span></text:p>
            </draw:text-box>
          </draw:frame>
          <draw:frame draw:style-name="gr1" draw:text-style-name="P2" draw:layer="layout" svg:width="0.739cm" svg:height="0.624cm" svg:x="10.515cm" svg:y="14.062cm">
            <draw:text-box>
              <text:p text:style-name="P1"><text:span text:style-name="T1">H</text:span></text:p>
            </draw:text-box>
          </draw:frame>
          <draw:frame draw:style-name="gr1" draw:text-style-name="P2" draw:layer="layout" svg:width="0.595cm" svg:height="0.624cm" svg:x="10.965cm" svg:y="16.141cm">
            <draw:text-box>
              <text:p text:style-name="P1"><text:span text:style-name="T1">I</text:span></text:p>
            </draw:text-box>
          </draw:frame>
          <draw:polyline draw:style-name="gr2" draw:text-style-name="P3" draw:layer="layout" svg:width="4.124cm" svg:height="2.151cm" svg:x="6.98cm" svg:y="16.268cm" svg:viewBox="0 0 4125 2152" draw:points="0,0 2315,603 3326,2152 4125,514 2300,603">
            <text:p/>
          </draw:polyline>
          <draw:g>
            <draw:g>
              <draw:polygon draw:style-name="gr2" draw:text-style-name="P3" draw:layer="layout" svg:width="8.235cm" svg:height="6.963cm" svg:x="6.958cm" svg:y="11.453cm" svg:viewBox="0 0 8236 6964" draw:points="4434,0 1583,1354 0,4799 3349,6964 6743,5580 8236,4303 6983,2256 4449,0">
                <text:p/>
              </draw:polygon>
              <draw:polygon draw:style-name="gr2" draw:text-style-name="P3" draw:layer="layout" svg:width="2.435cm" svg:height="4.064cm" svg:x="8.54cm" svg:y="12.81cm" svg:viewBox="0 0 2436 4065" draw:points="0,0 2436,1677 777,4065 15,15">
                <text:p/>
              </draw:polygon>
              <draw:polyline draw:style-name="gr2" draw:text-style-name="P3" draw:layer="layout" svg:width="2.963cm" svg:height="5.585cm" svg:x="10.986cm" svg:y="11.469cm" svg:viewBox="0 0 2964 5586" draw:points="420,0 0,3016 2954,2256 134,5310 2684,5586 2964,2285">
                <text:p/>
              </draw:polyline>
              <draw:line draw:style-name="gr2" draw:text-style-name="P3" draw:layer="layout" svg:x1="10.998cm" svg:y1="14.448cm" svg:x2="11.11cm" svg:y2="16.767cm">
                <text:p/>
              </draw:line>
            </draw:g>
            <draw:frame draw:style-name="gr1" draw:text-style-name="P2" draw:layer="layout" svg:width="0.595cm" svg:height="0.624cm" svg:x="9.022cm" svg:y="16.809cm">
              <draw:text-box>
                <text:p text:style-name="P1"><text:span text:style-name="T1">J</text:span></text:p>
              </draw:text-box>
            </draw:frame>
          </draw:g>
          <draw:frame draw:style-name="gr3" draw:text-style-name="P2" draw:layer="layout" svg:width="1.628cm" svg:height="0.624cm" draw:transform="rotate (0.448026018986944) translate (8.937cm 12.083cm)">
            <draw:text-box>
              <text:p text:style-name="P1"><text:span text:style-name="T1">43 mm</text:span></text:p>
            </draw:text-box>
          </draw:frame>
          <draw:frame draw:style-name="gr3" draw:text-style-name="P2" draw:layer="layout" svg:width="1.628cm" svg:height="0.624cm" draw:transform="rotate (-0.72658056760524) translate (12.499cm 11.708cm)">
            <draw:text-box>
              <text:p text:style-name="P1"><text:span text:style-name="T1">47 mm</text:span></text:p>
            </draw:text-box>
          </draw:frame>
          <draw:frame draw:style-name="gr3" draw:text-style-name="P2" draw:layer="layout" svg:width="1.628cm" svg:height="0.624cm" draw:transform="rotate (-0.605105651666435) translate (9.529cm 12.829cm)">
            <draw:text-box>
              <text:p text:style-name="P1"><text:span text:style-name="T1">40 mm</text:span></text:p>
            </draw:text-box>
          </draw:frame>
          <draw:frame draw:style-name="gr3" draw:text-style-name="P2" draw:layer="layout" svg:width="1.628cm" svg:height="0.624cm" draw:transform="rotate (0.054803338512622) translate (9.475cm 16.267cm)">
            <draw:text-box>
              <text:p text:style-name="P1"><text:span text:style-name="T1">25 mm</text:span></text:p>
            </draw:text-box>
          </draw:frame>
          <draw:frame draw:style-name="gr3" draw:text-style-name="P2" draw:layer="layout" svg:width="1.628cm" svg:height="0.624cm" draw:transform="rotate (-0.118158790360016) translate (11.688cm 16.354cm)">
            <draw:text-box>
              <text:p text:style-name="P1"><text:span text:style-name="T1">35 mm</text:span></text:p>
            </draw:text-box>
          </draw:frame>
          <draw:frame draw:style-name="gr4" draw:text-style-name="P2" draw:layer="layout" svg:width="1.069cm" svg:height="0.624cm" svg:x="8.858cm" svg:y="12.599cm">
            <draw:text-box>
              <text:p text:style-name="P1"><text:span text:style-name="T1">61°</text:span></text:p>
            </draw:text-box>
          </draw:frame>
          <draw:frame draw:style-name="gr4" draw:text-style-name="P2" draw:layer="layout" svg:width="1.069cm" svg:height="0.624cm" svg:x="11.196cm" svg:y="12.02cm">
            <draw:text-box>
              <text:p text:style-name="P1"><text:span text:style-name="T1">56°</text:span></text:p>
            </draw:text-box>
          </draw:frame>
          <draw:frame draw:style-name="gr5" draw:text-style-name="P2" draw:layer="layout" svg:width="1.272cm" svg:height="0.624cm" svg:x="10.97cm" svg:y="14.664cm">
            <draw:text-box>
              <text:p text:style-name="P1"><text:span text:style-name="T1">102°</text:span></text:p>
            </draw:text-box>
          </draw:frame>
          <draw:frame draw:style-name="gr3" draw:text-style-name="P2" draw:layer="layout" svg:width="1.628cm" svg:height="0.624cm" draw:transform="rotate (1.48614785807317) translate (13.253cm 16.322cm)">
            <draw:text-box>
              <text:p text:style-name="P1"><text:span text:style-name="T1">46 mm</text:span></text:p>
            </draw:text-box>
          </draw:frame>
          <draw:frame draw:style-name="gr3" draw:text-style-name="P2" draw:layer="layout" svg:width="1.628cm" svg:height="0.624cm" draw:transform="rotate (0.82187554476413) translate (11.588cm 15.6cm)">
            <draw:text-box>
              <text:p text:style-name="P1"><text:span text:style-name="T1">57 mm</text:span></text:p>
            </draw:text-box>
          </draw:frame>
          <draw:frame draw:style-name="gr4" draw:text-style-name="P2" draw:layer="layout" svg:width="1.069cm" svg:height="0.624cm" svg:x="13.632cm" svg:y="14.24cm">
            <draw:text-box>
              <text:p text:style-name="P1"><text:span text:style-name="T1">36°</text:span></text:p>
            </draw:text-box>
          </draw:frame>
          <draw:frame draw:style-name="gr4" draw:text-style-name="P2" draw:layer="layout" svg:width="1.069cm" svg:height="0.624cm" svg:x="13.575cm" svg:y="16.147cm">
            <draw:text-box>
              <text:p text:style-name="P1"><text:span text:style-name="T1">45°</text:span></text:p>
            </draw:text-box>
          </draw:frame>
          <draw:frame draw:style-name="gr4" draw:text-style-name="P2" draw:layer="layout" svg:width="1.069cm" svg:height="0.624cm" svg:x="12.281cm" svg:y="16.938cm">
            <draw:text-box>
              <text:p text:style-name="P1"><text:span text:style-name="T1">28°</text:span></text:p>
            </draw:text-box>
          </draw:frame>
          <draw:frame draw:style-name="gr4" draw:text-style-name="P2" draw:layer="layout" svg:width="1.069cm" svg:height="0.624cm" svg:x="9.053cm" svg:y="17.572cm">
            <draw:text-box>
              <text:p text:style-name="P1"><text:span text:style-name="T1">23°</text:span></text:p>
            </draw:text-box>
          </draw:frame>
          <draw:frame draw:style-name="gr4" draw:text-style-name="P2" draw:layer="layout" svg:width="1.069cm" svg:height="0.624cm" svg:x="7.439cm" svg:y="16.549cm">
            <draw:text-box>
              <text:p text:style-name="P1"><text:span text:style-name="T1">17°</text:span></text:p>
            </draw:text-box>
          </draw:frame>
          <draw:frame draw:style-name="gr4" draw:text-style-name="P2" draw:layer="layout" svg:width="1.069cm" svg:height="0.624cm" svg:x="8.298cm" svg:y="16.121cm">
            <draw:text-box>
              <text:p text:style-name="P1"><text:span text:style-name="T1">65°</text:span></text:p>
            </draw:text-box>
          </draw:frame>
          <draw:g>
            <draw:line draw:style-name="gr6" draw:text-style-name="P4" draw:layer="layout" svg:x1="11.379cm" svg:y1="12.848cm" svg:x2="11.089cm" svg:y2="12.808cm">
              <text:p/>
            </draw:line>
            <draw:line draw:style-name="gr6" draw:text-style-name="P4" draw:layer="layout" svg:x1="11.368cm" svg:y1="12.917cm" svg:x2="11.078cm" svg:y2="12.877cm">
              <text:p/>
            </draw:line>
          </draw:g>
          <draw:g>
            <draw:line draw:style-name="gr6" draw:text-style-name="P4" draw:layer="layout" svg:x1="12.422cm" svg:y1="14.263cm" svg:x2="12.353cm" svg:y2="13.981cm">
              <text:p/>
            </draw:line>
            <draw:line draw:style-name="gr6" draw:text-style-name="P4" draw:layer="layout" svg:x1="12.354cm" svg:y1="14.282cm" svg:x2="12.283cm" svg:y2="14cm">
              <text:p/>
            </draw:line>
          </draw:g>
          <draw:g>
            <draw:line draw:style-name="gr6" draw:text-style-name="P4" draw:layer="layout" svg:x1="9.793cm" svg:y1="13.526cm" svg:x2="9.792cm" svg:y2="13.817cm">
              <text:p/>
            </draw:line>
            <draw:line draw:style-name="gr6" draw:text-style-name="P4" draw:layer="layout" svg:x1="9.688cm" svg:y1="13.776cm" svg:x2="9.895cm" svg:y2="13.569cm">
              <text:p/>
            </draw:line>
          </draw:g>
          <draw:g>
            <draw:line draw:style-name="gr6" draw:text-style-name="P4" draw:layer="layout" svg:x1="9.994cm" svg:y1="15.677cm" svg:x2="10.286cm" svg:y2="15.678cm">
              <text:p/>
            </draw:line>
            <draw:line draw:style-name="gr6" draw:text-style-name="P4" draw:layer="layout" svg:x1="10.244cm" svg:y1="15.781cm" svg:x2="10.037cm" svg:y2="15.574cm">
              <text:p/>
            </draw:line>
          </draw:g>
          <draw:g>
            <draw:line draw:style-name="gr6" draw:text-style-name="P4" draw:layer="layout" svg:x1="10.18cm" svg:y1="16.682cm" svg:x2="10.179cm" svg:y2="16.973cm">
              <text:p/>
            </draw:line>
            <draw:line draw:style-name="gr6" draw:text-style-name="P4" draw:layer="layout" svg:x1="10.255cm" svg:y1="16.682cm" svg:x2="10.255cm" svg:y2="16.973cm">
              <text:p/>
            </draw:line>
            <draw:line draw:style-name="gr6" draw:text-style-name="P4" draw:layer="layout" svg:x1="10.326cm" svg:y1="16.682cm" svg:x2="10.326cm" svg:y2="16.975cm">
              <text:p/>
            </draw:line>
          </draw:g>
          <draw:g>
            <draw:line draw:style-name="gr6" draw:text-style-name="P4" draw:layer="layout" svg:x1="10.87cm" svg:y1="17.571cm" svg:x2="10.609cm" svg:y2="17.443cm">
              <text:p/>
            </draw:line>
            <draw:line draw:style-name="gr6" draw:text-style-name="P4" draw:layer="layout" svg:x1="10.84cm" svg:y1="17.637cm" svg:x2="10.577cm" svg:y2="17.507cm">
              <text:p/>
            </draw:line>
            <draw:line draw:style-name="gr6" draw:text-style-name="P4" draw:layer="layout" svg:x1="10.807cm" svg:y1="17.704cm" svg:x2="10.544cm" svg:y2="17.574cm">
              <text:p/>
            </draw:line>
          </draw:g>
          <draw:g>
            <draw:line draw:style-name="gr6" draw:text-style-name="P4" draw:layer="layout" svg:x1="9.743cm" svg:y1="17.291cm" svg:x2="9.495cm" svg:y2="17.442cm">
              <text:p/>
            </draw:line>
            <draw:line draw:style-name="gr6" draw:text-style-name="P4" draw:layer="layout" svg:x1="9.784cm" svg:y1="17.35cm" svg:x2="9.536cm" svg:y2="17.503cm">
              <text:p/>
            </draw:line>
            <draw:line draw:style-name="gr6" draw:text-style-name="P4" draw:layer="layout" svg:x1="9.819cm" svg:y1="17.416cm" svg:x2="9.569cm" svg:y2="17.569cm">
              <text:p/>
            </draw:line>
          </draw:g>
          <draw:ellipse draw:style-name="gr6" draw:text-style-name="P4" draw:layer="layout" svg:width="1.195cm" svg:height="1.049cm" svg:x="10.788cm" svg:y="10.972cm" draw:kind="arc" draw:start-angle="263.06" draw:end-angle="318.43">
            <text:p/>
          </draw:ellipse>
          <draw:ellipse draw:style-name="gr6" draw:text-style-name="P4" draw:layer="layout" svg:width="1.036cm" svg:height="0.929cm" svg:x="7.971cm" svg:y="12.357cm" draw:kind="arc" draw:start-angle="326.93" draw:end-angle="25">
            <text:p/>
          </draw:ellipse>
          <draw:ellipse draw:style-name="gr6" draw:text-style-name="P4" draw:layer="layout" svg:width="1.149cm" svg:height="1.117cm" svg:x="6.473cm" svg:y="15.741cm" draw:kind="arc" draw:start-angle="326.75" draw:end-angle="345.56">
            <text:p/>
          </draw:ellipse>
          <draw:ellipse draw:style-name="gr6" draw:text-style-name="P4" draw:layer="layout" svg:width="0.858cm" svg:height="0.837cm" svg:x="8.854cm" svg:y="16.436cm" draw:kind="arc" draw:start-angle="98.42" draw:end-angle="165.4">
            <text:p/>
          </draw:ellipse>
          <draw:ellipse draw:style-name="gr6" draw:text-style-name="P4" draw:layer="layout" svg:width="0.987cm" svg:height="0.847cm" svg:x="13.201cm" svg:y="16.572cm" draw:kind="arc" draw:start-angle="39.42" draw:end-angle="84.87">
            <text:p/>
          </draw:ellipse>
          <draw:ellipse draw:style-name="gr6" draw:text-style-name="P4" draw:layer="layout" svg:width="0.586cm" svg:height="0.606cm" svg:x="10.728cm" svg:y="14.191cm" draw:kind="arc" draw:start-angle="271.56" draw:end-angle="13.66">
            <text:p/>
          </draw:ellipse>
          <draw:ellipse draw:style-name="gr6" draw:text-style-name="P4" draw:layer="layout" svg:width="0.98cm" svg:height="1.08cm" svg:x="9.752cm" svg:y="17.842cm" draw:kind="arc" draw:start-angle="123.45" draw:end-angle="149.55">
            <text:p/>
          </draw:ellipse>
          <draw:ellipse draw:style-name="gr6" draw:text-style-name="P4" draw:layer="layout" svg:width="0.867cm" svg:height="1.02cm" svg:x="13.13cm" svg:y="16.542cm" draw:kind="arc" draw:start-angle="174.15" draw:end-angle="201.02">
            <text:p/>
          </draw:ellipse>
          <draw:ellipse draw:style-name="gr6" draw:text-style-name="P4" draw:layer="layout" svg:width="1.11cm" svg:height="1.024cm" svg:x="13.391cm" svg:y="13.24cm" draw:kind="arc" draw:start-angle="266.67" draw:end-angle="300.6">
            <text:p/>
          </draw:ellipse>
          <draw:line draw:style-name="gr7" draw:text-style-name="P5" draw:layer="layout" svg:x1="10.931cm" svg:y1="16.799cm" svg:x2="10.931cm" svg:y2="16.601cm">
            <text:p/>
          </draw:line>
          <draw:line draw:style-name="gr7" draw:text-style-name="P5" draw:layer="layout" svg:x1="11.106cm" svg:y1="16.596cm" svg:x2="10.931cm" svg:y2="16.603cm">
            <text:p/>
          </draw:line>
          <draw:frame draw:style-name="gr8" draw:text-style-name="P2" draw:layer="layout" svg:width="0.718cm" svg:height="0.624cm" svg:x="11.2cm" svg:y="10.992cm">
            <draw:text-box>
              <text:p text:style-name="P1"><text:span text:style-name="T1">B</text:span></text:p>
            </draw:text-box>
          </draw:frame>
          <draw:frame draw:style-name="gr1" draw:text-style-name="P2" draw:layer="layout" svg:width="0.684cm" svg:height="0.624cm" svg:x="10.022cm" svg:y="18.558cm">
            <draw:text-box>
              <text:p text:style-name="P1"><text:span text:style-name="T1">F</text:span></text:p>
            </draw:text-box>
          </draw:frame>
          <draw:frame draw:style-name="gr1" draw:text-style-name="P2" draw:layer="layout" svg:width="0.701cm" svg:height="0.624cm" svg:x="13.392cm" svg:y="17.142cm">
            <draw:text-box>
              <text:p text:style-name="P1"><text:span text:style-name="T1">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51:06.053859820</meta:creation-date>
    <dc:date>2018-02-26T13:54:26.024729577</dc:date>
    <meta:editing-duration>PT3M20S</meta:editing-duration>
    <meta:editing-cycles>1</meta:editing-cycles>
    <meta:document-statistic meta:object-count="69"/>
    <meta:generator>LibreOffice/6.0.0.3$MacOSX_X86_64 LibreOffice_project/64a0f66915f38c6217de274f0aa8e15618924765</meta:generator>
  </office:meta>
</office:document-meta>
</file>